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E6E6E6"/>
    </style:style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9">
            <text:p>Overcast 7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Scale Factor</text:p>
          </table:table-cell>
          <table:table-cell office:value-type="float" office:value="1575.4" table:style-name="ce3">
            <text:p>1575.4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10H11M0.000S" table:style-name="ce6">
            <text:p>10:11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4-08T00:00:00" table:style-name="ce7">
            <text:p>8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49 15' 18.996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27.5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 Azimuth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Azimuth</text:p>
          </table:table-cell>
          <table:table-cell office:value-type="float" office:value="132.35" table:style-name="ce1">
            <text:p>132.3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Elevation</text:p>
          </table:table-cell>
          <table:table-cell office:value-type="float" office:value="38.5" table:style-name="ce1">
            <text:p>38.5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7:36:16Z</dc:date>
    <meta:editing-cycles>30</meta:editing-cycles>
    <meta:editing-duration>PT0S</meta:editing-duration>
  </office:meta>
</office:document-meta>
</file>